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Futura Lt BT" fo:font-weight="normal" officeooo:rsid="00639783" officeooo:paragraph-rsid="000d11e9" style:font-weight-asian="normal" style:font-weight-complex="normal"/>
    </style:style>
    <style:style style:name="P2" style:family="paragraph" style:parent-style-name="Standard">
      <style:text-properties style:font-name="Futura Lt BT" fo:font-weight="normal" officeooo:rsid="00639783" officeooo:paragraph-rsid="001372af" style:font-weight-asian="normal" style:font-weight-complex="normal"/>
    </style:style>
    <style:style style:name="P3" style:family="paragraph" style:parent-style-name="Standard">
      <style:text-properties style:font-name="Futura Lt BT" officeooo:rsid="00639783" officeooo:paragraph-rsid="000cb1f0"/>
    </style:style>
    <style:style style:name="P4" style:family="paragraph" style:parent-style-name="Standard">
      <style:text-properties style:font-name="Futura Lt BT" officeooo:paragraph-rsid="000cb1f0"/>
    </style:style>
    <style:style style:name="P5" style:family="paragraph" style:parent-style-name="_5f_3_5f_head.sub">
      <style:text-properties officeooo:rsid="000cb1f0" officeooo:paragraph-rsid="000cb1f0"/>
    </style:style>
    <style:style style:name="P6" style:family="paragraph" style:parent-style-name="_5f_3_5f_head.main">
      <style:text-properties officeooo:rsid="000cb1f0" officeooo:paragraph-rsid="000cb1f0"/>
    </style:style>
    <style:style style:name="P7" style:family="paragraph" style:parent-style-name="_5f_3_5f_l">
      <style:text-properties officeooo:rsid="000cb1f0" officeooo:paragraph-rsid="000cb1f0"/>
    </style:style>
    <style:style style:name="P8" style:family="paragraph" style:parent-style-name="_5f_3_5f_l">
      <style:text-properties officeooo:rsid="000cb1f0" officeooo:paragraph-rsid="000ea4d7"/>
    </style:style>
    <style:style style:name="P9" style:family="paragraph" style:parent-style-name="_5f_3_5f_l">
      <style:text-properties officeooo:rsid="000cb1f0" officeooo:paragraph-rsid="00105f20"/>
    </style:style>
    <style:style style:name="P10" style:family="paragraph" style:parent-style-name="_5f_3_5f_l">
      <style:text-properties officeooo:rsid="000cb1f0" officeooo:paragraph-rsid="00167245"/>
    </style:style>
    <style:style style:name="P11" style:family="paragraph" style:parent-style-name="_5f_3_5f_l">
      <style:text-properties officeooo:rsid="000cb1f0" officeooo:paragraph-rsid="00182f00"/>
    </style:style>
    <style:style style:name="P12" style:family="paragraph" style:parent-style-name="_5f_3_5f_l">
      <style:text-properties officeooo:rsid="000cb1f0" officeooo:paragraph-rsid="0019a433"/>
    </style:style>
    <style:style style:name="P13" style:family="paragraph" style:parent-style-name="_5f_3_5f_l">
      <style:text-properties officeooo:rsid="000cb1f0" officeooo:paragraph-rsid="001df0f2"/>
    </style:style>
    <style:style style:name="P14" style:family="paragraph" style:parent-style-name="_5f_3_5f_l">
      <style:text-properties officeooo:rsid="000cb1f0" officeooo:paragraph-rsid="001f21e7"/>
    </style:style>
    <style:style style:name="P15" style:family="paragraph" style:parent-style-name="_5f_3_5f_l">
      <style:text-properties officeooo:rsid="000cb1f0" officeooo:paragraph-rsid="001fd5a9"/>
    </style:style>
    <style:style style:name="P16" style:family="paragraph" style:parent-style-name="_5f_3_5f_l">
      <style:text-properties officeooo:rsid="000cb1f0" officeooo:paragraph-rsid="0020677c"/>
    </style:style>
    <style:style style:name="P17" style:family="paragraph" style:parent-style-name="_5f_3_5f_l">
      <style:text-properties officeooo:rsid="000cb1f0" officeooo:paragraph-rsid="0020abf6"/>
    </style:style>
    <style:style style:name="P18" style:family="paragraph" style:parent-style-name="_5f_3_5f_l">
      <style:text-properties officeooo:rsid="000cb1f0" officeooo:paragraph-rsid="002da3c5"/>
    </style:style>
    <style:style style:name="P19" style:family="paragraph" style:parent-style-name="_5f_3_5f_l">
      <style:text-properties officeooo:paragraph-rsid="000ea4d7"/>
    </style:style>
    <style:style style:name="P20" style:family="paragraph" style:parent-style-name="_5f_3_5f_l">
      <style:text-properties officeooo:rsid="00105f20" officeooo:paragraph-rsid="00105f20"/>
    </style:style>
    <style:style style:name="P21" style:family="paragraph" style:parent-style-name="_5f_3_5f_l">
      <style:text-properties fo:font-weight="bold" style:font-weight-asian="bold" style:font-weight-complex="bold"/>
    </style:style>
    <style:style style:name="P22" style:family="paragraph" style:parent-style-name="_5f_3_5f_l">
      <style:text-properties fo:font-weight="bold" officeooo:rsid="00127082" officeooo:paragraph-rsid="00127082" style:font-weight-asian="bold" style:font-weight-complex="bold"/>
    </style:style>
    <style:style style:name="P23" style:family="paragraph" style:parent-style-name="_5f_3_5f_l">
      <style:text-properties officeooo:paragraph-rsid="00167245"/>
    </style:style>
    <style:style style:name="P24" style:family="paragraph" style:parent-style-name="_5f_3_5f_l">
      <style:text-properties officeooo:rsid="00182f00" officeooo:paragraph-rsid="0020abf6"/>
    </style:style>
    <style:style style:name="P25" style:family="paragraph" style:parent-style-name="_5f_3_5f_l">
      <style:text-properties officeooo:paragraph-rsid="001d7fde"/>
    </style:style>
    <style:style style:name="P26" style:family="paragraph" style:parent-style-name="_5f_3_5f_l">
      <style:text-properties officeooo:rsid="001df0f2" officeooo:paragraph-rsid="001df0f2"/>
    </style:style>
    <style:style style:name="P27" style:family="paragraph" style:parent-style-name="_5f_3_5f_l">
      <style:text-properties officeooo:rsid="00212cf4" officeooo:paragraph-rsid="00212cf4"/>
    </style:style>
    <style:style style:name="P28" style:family="paragraph" style:parent-style-name="_5f_3_5f_l">
      <style:text-properties officeooo:paragraph-rsid="00182f00"/>
    </style:style>
    <style:style style:name="P29" style:family="paragraph" style:parent-style-name="cit_5f_4_5f_bibl">
      <style:text-properties officeooo:rsid="000ea4d7" officeooo:paragraph-rsid="000ea4d7"/>
    </style:style>
    <style:style style:name="P30" style:family="paragraph" style:parent-style-name="Footnote">
      <style:text-properties officeooo:rsid="00a6b2da" officeooo:paragraph-rsid="0002ec4a"/>
    </style:style>
    <style:style style:name="P31" style:family="paragraph" style:parent-style-name="Footnote">
      <style:text-properties officeooo:paragraph-rsid="00167245"/>
    </style:style>
    <style:style style:name="P32" style:family="paragraph" style:parent-style-name="pb">
      <style:paragraph-properties fo:break-before="page"/>
    </style:style>
    <style:style style:name="P33" style:family="paragraph" style:parent-style-name="dateline_5f_4_5f_origPlace">
      <style:text-properties officeooo:rsid="001372af" officeooo:paragraph-rsid="001372af"/>
    </style:style>
    <style:style style:name="P34" style:family="paragraph" style:parent-style-name="cit_5f_4_5f_quote">
      <style:text-properties officeooo:rsid="000ea4d7" officeooo:paragraph-rsid="000ea4d7"/>
    </style:style>
    <style:style style:name="P35" style:family="paragraph" style:parent-style-name="_5f_3_5f_l">
      <style:text-properties officeooo:rsid="000cb1f0" officeooo:paragraph-rsid="0031e4b2"/>
    </style:style>
    <style:style style:name="T1" style:family="text">
      <style:text-properties style:font-name="Futura Lt BT"/>
    </style:style>
    <style:style style:name="T2" style:family="text">
      <style:text-properties style:font-name="Futura Lt BT" officeooo:rsid="000f0c99"/>
    </style:style>
    <style:style style:name="T3" style:family="text">
      <style:text-properties style:font-name="Futura Lt BT" officeooo:rsid="0021da2c"/>
    </style:style>
    <style:style style:name="T4" style:family="text">
      <style:text-properties style:font-name="Futura Lt BT" officeooo:rsid="0021b789"/>
    </style:style>
    <style:style style:name="T5" style:family="text">
      <style:text-properties style:font-name="Futura Lt BT" officeooo:rsid="006e4cd0"/>
    </style:style>
    <style:style style:name="T6" style:family="text">
      <style:text-properties style:font-name="Futura Lt BT" officeooo:rsid="006821d8"/>
    </style:style>
    <style:style style:name="T7" style:family="text">
      <style:text-properties style:font-name="Futura Lt BT" officeooo:rsid="001d13e5"/>
    </style:style>
    <style:style style:name="T8" style:family="text">
      <style:text-properties style:font-name="Futura Lt BT" fo:font-style="normal" style:font-style-asian="normal" style:font-style-complex="normal"/>
    </style:style>
    <style:style style:name="T9" style:family="text">
      <style:text-properties style:font-name="Futura Lt BT" fo:font-style="normal" officeooo:rsid="008f3814" style:font-style-asian="normal" style:font-style-complex="normal"/>
    </style:style>
    <style:style style:name="T10" style:family="text">
      <style:text-properties style:font-name="Futura Lt BT" fo:font-style="normal" officeooo:rsid="001f1efb" style:font-style-asian="normal" style:font-style-complex="normal"/>
    </style:style>
    <style:style style:name="T11" style:family="text">
      <style:text-properties style:font-name="Futura Lt BT" fo:font-style="normal" officeooo:rsid="00f06e7e" style:font-style-asian="normal" style:font-style-complex="normal"/>
    </style:style>
    <style:style style:name="T12" style:family="text">
      <style:text-properties style:font-name="Futura Lt BT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Futura Lt BT" fo:font-style="normal" fo:font-weight="normal" officeooo:rsid="00f06e7e" style:font-style-asian="normal" style:font-weight-asian="normal" style:font-style-complex="normal" style:font-weight-complex="normal"/>
    </style:style>
    <style:style style:name="T14" style:family="text">
      <style:text-properties style:font-name="Futura Lt BT" officeooo:rsid="00757dfb"/>
    </style:style>
    <style:style style:name="T15" style:family="text">
      <style:text-properties style:font-name="Futura Lt BT" officeooo:rsid="000cb1f0"/>
    </style:style>
    <style:style style:name="T16" style:family="text">
      <style:text-properties style:font-name="Futura Lt BT" officeooo:rsid="0095bfb5"/>
    </style:style>
    <style:style style:name="T17" style:family="text">
      <style:text-properties style:font-name="Futura Lt BT" officeooo:rsid="00998ff4"/>
    </style:style>
    <style:style style:name="T18" style:family="text">
      <style:text-properties style:font-name="Futura Lt BT" officeooo:rsid="001d7fde"/>
    </style:style>
    <style:style style:name="T19" style:family="text">
      <style:text-properties style:font-name="Futura Lt BT" officeooo:rsid="0036b5c9"/>
    </style:style>
    <style:style style:name="T20" style:family="text">
      <style:text-properties style:font-name="Futura Lt BT" officeooo:rsid="00297d91"/>
    </style:style>
    <style:style style:name="T21" style:family="text">
      <style:text-properties style:font-name="Futura Lt BT" officeooo:rsid="0040a315"/>
    </style:style>
    <style:style style:name="T22" style:family="text">
      <style:text-properties style:font-name="Futura Lt BT" officeooo:rsid="004342ac" style:font-style-asian="normal" style:font-style-complex="normal"/>
    </style:style>
    <style:style style:name="T23" style:family="text">
      <style:text-properties style:font-name="Futura Lt BT" officeooo:rsid="002da3c5" style:font-style-asian="normal" style:font-style-complex="normal"/>
    </style:style>
    <style:style style:name="T24" style:family="text">
      <style:text-properties officeooo:rsid="0021b789"/>
    </style:style>
    <style:style style:name="T25" style:family="text">
      <style:text-properties officeooo:rsid="0021da2c"/>
    </style:style>
    <style:style style:name="T26" style:family="text">
      <style:text-properties officeooo:rsid="0089166f"/>
    </style:style>
    <style:style style:name="T27" style:family="text">
      <style:text-properties officeooo:rsid="001d13e5"/>
    </style:style>
    <style:style style:name="T28" style:family="text">
      <style:text-properties officeooo:rsid="00998ff4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02ec4a" style:font-style-asian="italic" style:font-style-complex="italic"/>
    </style:style>
    <style:style style:name="T31" style:family="text">
      <style:text-properties fo:font-style="italic" officeooo:rsid="0010bbe1" style:font-style-asian="italic" style:font-style-complex="italic"/>
    </style:style>
    <style:style style:name="T32" style:family="text">
      <style:text-properties fo:font-style="italic" officeooo:rsid="008b01ba" style:font-style-asian="italic" style:font-style-complex="italic"/>
    </style:style>
    <style:style style:name="T33" style:family="text">
      <style:text-properties fo:font-style="italic" officeooo:rsid="001d7fde" style:font-style-asian="italic" style:font-style-complex="italic"/>
    </style:style>
    <style:style style:name="T34" style:family="text">
      <style:text-properties fo:font-style="italic" officeooo:rsid="0020677c" style:font-style-asian="italic" style:font-style-complex="italic"/>
    </style:style>
    <style:style style:name="T35" style:family="text">
      <style:text-properties fo:font-style="italic" officeooo:rsid="00242204" style:font-style-asian="italic" style:font-style-complex="italic"/>
    </style:style>
    <style:style style:name="T36" style:family="text">
      <style:text-properties officeooo:rsid="0002ec4a"/>
    </style:style>
    <style:style style:name="T37" style:family="text">
      <style:text-properties officeooo:rsid="00b77b0d" fo:background-color="#ffffff" loext:char-shading-value="0"/>
    </style:style>
    <style:style style:name="T38" style:family="text">
      <style:text-properties officeooo:rsid="009f43a6"/>
    </style:style>
    <style:style style:name="T39" style:family="text">
      <style:text-properties style:font-style-asian="normal" style:font-style-complex="normal"/>
    </style:style>
    <style:style style:name="T40" style:family="text">
      <style:text-properties officeooo:rsid="004342ac" style:font-style-asian="normal" style:font-style-complex="normal"/>
    </style:style>
    <style:style style:name="T41" style:family="text">
      <style:text-properties officeooo:rsid="001affaf" style:font-style-asian="normal" style:font-style-complex="normal"/>
    </style:style>
    <style:style style:name="T42" style:family="text">
      <style:text-properties officeooo:rsid="003e6063" style:font-style-asian="normal" style:font-style-complex="normal"/>
    </style:style>
    <style:style style:name="T43" style:family="text">
      <style:text-properties officeooo:rsid="008c0c70"/>
    </style:style>
    <style:style style:name="T44" style:family="text">
      <style:text-properties officeooo:rsid="0010bbe1"/>
    </style:style>
    <style:style style:name="T45" style:family="text">
      <style:text-properties officeooo:rsid="008688c5"/>
    </style:style>
    <style:style style:name="T46" style:family="text">
      <style:text-properties officeooo:rsid="006e4cd0"/>
    </style:style>
    <style:style style:name="T47" style:family="text">
      <style:text-properties officeooo:rsid="006821d8"/>
    </style:style>
    <style:style style:name="T48" style:family="text">
      <style:text-properties officeooo:rsid="0087607f"/>
    </style:style>
    <style:style style:name="T49" style:family="text">
      <style:text-properties officeooo:rsid="00113d61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069a45c" style:font-style-asian="normal" style:font-style-complex="normal"/>
    </style:style>
    <style:style style:name="T52" style:family="text">
      <style:text-properties fo:font-style="normal" officeooo:rsid="008b01ba" style:font-style-asian="normal" style:font-style-complex="normal"/>
    </style:style>
    <style:style style:name="T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font-size="12pt" fo:font-style="normal" style:font-size-asian="12pt" style:font-style-asian="normal" style:font-size-complex="12pt" style:font-style-complex="normal"/>
    </style:style>
    <style:style style:name="T55" style:family="text">
      <style:text-properties officeooo:rsid="007a5ae7"/>
    </style:style>
    <style:style style:name="T56" style:family="text">
      <style:text-properties officeooo:rsid="00813490"/>
    </style:style>
    <style:style style:name="T57" style:family="text">
      <style:text-properties officeooo:rsid="001a4823"/>
    </style:style>
    <style:style style:name="T58" style:family="text">
      <style:text-properties officeooo:rsid="000cb1f0"/>
    </style:style>
    <style:style style:name="T59" style:family="text">
      <style:text-properties style:font-name="Liberation Serif" fo:font-size="10pt" officeooo:rsid="00738baa" style:font-size-asian="10pt" style:font-size-complex="10pt"/>
    </style:style>
    <style:style style:name="T60" style:family="text">
      <style:text-properties style:font-name="Liberation Serif" fo:font-size="10pt" fo:font-style="italic" officeooo:rsid="00738baa" style:font-size-asian="10pt" style:font-style-asian="italic" style:font-size-complex="10pt" style:font-style-complex="italic"/>
    </style:style>
    <style:style style:name="T61" style:family="text">
      <style:text-properties style:font-name="Liberation Serif" fo:font-size="10pt" fo:font-style="italic" officeooo:rsid="001d13e5" style:font-size-asian="10pt" style:font-style-asian="italic" style:font-size-complex="10pt" style:font-style-complex="italic"/>
    </style:style>
    <style:style style:name="T62" style:family="text">
      <style:text-properties style:font-name="Liberation Serif" officeooo:rsid="00738baa"/>
    </style:style>
    <style:style style:name="T63" style:family="text">
      <style:text-properties style:font-name="Liberation Serif" fo:font-style="italic" style:font-style-asian="italic" style:font-style-complex="italic"/>
    </style:style>
    <style:style style:name="T64" style:family="text">
      <style:text-properties fo:font-weight="normal" officeooo:rsid="000cb1f0" style:font-weight-asian="normal" style:font-weight-complex="normal"/>
    </style:style>
    <style:style style:name="T65" style:family="text">
      <style:text-properties officeooo:rsid="000d11e9"/>
    </style:style>
    <style:style style:name="T66" style:family="text">
      <style:text-properties officeooo:rsid="000def17"/>
    </style:style>
    <style:style style:name="T67" style:family="text">
      <style:text-properties officeooo:rsid="000ea4d7"/>
    </style:style>
    <style:style style:name="T68" style:family="text">
      <style:text-properties officeooo:rsid="00105f20"/>
    </style:style>
    <style:style style:name="T69" style:family="text">
      <style:text-properties officeooo:rsid="00b77b0d"/>
    </style:style>
    <style:style style:name="T70" style:family="text">
      <style:text-properties officeooo:rsid="00127082"/>
    </style:style>
    <style:style style:name="T71" style:family="text">
      <style:text-properties officeooo:rsid="001372af"/>
    </style:style>
    <style:style style:name="T72" style:family="text">
      <style:text-properties officeooo:rsid="00167245"/>
    </style:style>
    <style:style style:name="T73" style:family="text">
      <style:text-properties officeooo:rsid="001d7fde"/>
    </style:style>
    <style:style style:name="T74" style:family="text">
      <style:text-properties officeooo:rsid="003c4eb3"/>
    </style:style>
    <style:style style:name="T75" style:family="text">
      <style:text-properties officeooo:rsid="0036b5c9"/>
    </style:style>
    <style:style style:name="T76" style:family="text">
      <style:text-properties officeooo:rsid="001f21e7"/>
    </style:style>
    <style:style style:name="T77" style:family="text">
      <style:text-properties officeooo:rsid="002627df"/>
    </style:style>
    <style:style style:name="T78" style:family="text">
      <style:text-properties officeooo:rsid="0016ab97"/>
    </style:style>
    <style:style style:name="T79" style:family="text">
      <style:text-properties officeooo:rsid="0022a8d8"/>
    </style:style>
    <style:style style:name="T80" style:family="text">
      <style:text-properties officeooo:rsid="00242204"/>
    </style:style>
    <style:style style:name="T81" style:family="text">
      <style:text-properties officeooo:rsid="0031e4b2"/>
    </style:style>
    <style:style style:name="T82" style:family="text">
      <style:text-properties style:font-name="Futura Lt BT" fo:language="fr" fo:country="FR" fo:font-style="normal" officeooo:rsid="001973df" fo:background-color="transparent" loext:char-shading-value="0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Page</text:p>
      <text:p text:style-name="_5f_3_5f_head">Titre*</text:p>
      <text:p text:style-name="P6"><text:span text:style-name="T65">(ou) </text:span>Titre principal*</text:p>
      <text:p text:style-name="P5">Sous-titre*</text:p>
      <text:p text:style-name="P34">Citation*</text:p>
      <text:p text:style-name="P29"><text:span text:style-name="T71">(si contenue) </text:span>Référence bibliographique*</text:p>
      <text:p text:style-name="P4">&lt;lg&gt;</text:p>
      <text:p text:style-name="P7">vers 1*</text:p>
      <text:p text:style-name="P7">vers 2*</text:p>
      <text:p text:style-name="P3">&lt;/lg&gt;</text:p>
      <text:p text:style-name="pb">Page</text:p>
      <text:p text:style-name="P3">&lt;lg&gt;</text:p>
      <text:p text:style-name="P21">C<text:span text:style-name="T70">hangement voyelle/consonne : </text:span></text:p>
      <text:p text:style-name="P11"><text:span text:style-name="T81">Ouverture</text:span> voyelle : m<text:span text:style-name="seg.ouverture_5f_voyelle_5f_2_5f_orig"><text:span text:style-name="T1">e</text:span></text:span><text:span text:style-name="seg.ouverture_5f_voyelle_5f_2_5f_reg"><text:span text:style-name="T3">a</text:span></text:span>n ; jo<text:span text:style-name="seg.ouverture_5f_voyelle_5f_2_5f_orig"><text:span text:style-name="T38">é</text:span></text:span><text:span text:style-name="seg.ouverture_5f_voyelle_5f_2_5f_reg"><text:span text:style-name="T25">a</text:span></text:span></text:p>
      <text:p text:style-name="P17">Augmentation voyelle : <text:span text:style-name="T66">h</text:span><text:span text:style-name="seg.fermeture_5f_voyelle_5f_2_5f_orig">a</text:span><text:span text:style-name="seg.fermeture_5f_voyelle_5f_2_5f_reg"><text:span text:style-name="T49">i</text:span></text:span>ñni ; <text:span text:style-name="T66">di</text:span>mé<text:span text:style-name="seg.fermeture_5f_voyelle_5f_2_5f_orig">a</text:span><text:span text:style-name="seg.fermeture_5f_voyelle_5f_2_5f_reg">o</text:span>m ; <text:span text:style-name="seg.fermeture_5f_voyelle_5f_2_5f_orig">a</text:span><text:span text:style-name="seg.fermeture_5f_voyelle_5f_2_5f_reg">e</text:span>bar<text:span text:style-name="T1">h ; d</text:span><text:span text:style-name="seg.fermeture_5f_voyelle_5f_2_5f_orig"><text:span text:style-name="T42">eu</text:span></text:span><text:span text:style-name="seg.fermeture_5f_voyelle_5f_2_5f_reg"><text:span text:style-name="T42">ou</text:span></text:span><text:span text:style-name="T20">r</text:span></text:p>
      <text:p text:style-name="P35">A<text:span text:style-name="T82">muïssement</text:span> consonne <text:span text:style-name="T66">orig : </text:span><text:span text:style-name="seg.amuissement_5f_consonne_5f_1_5f_orig">h</text:span><text:span text:style-name="T66">r</text:span>é<text:span text:style-name="T66">r ; dira</text:span><text:span text:style-name="seg.amuissement_5f_consonne_5f_1_5f_orig">g</text:span><text:span text:style-name="T66">zoñ</text:span></text:p>
      <text:p text:style-name="P35">A<text:span text:style-name="T82">muïssement</text:span> consonne <text:span text:style-name="T65">reg</text:span> : bleu<text:span text:style-name="seg.amuissement_5f_consonne_5f_1_5f_reg">v</text:span>n ; <text:span text:style-name="T66">di</text:span>mé<text:span text:style-name="seg.amuissement_5f_consonne_5f_1_5f_reg">z</text:span>am<text:span text:style-name="seg.amuissement_5f_consonne_5f_1_5f_reg">p</text:span></text:p>
      <text:p text:style-name="P35">A<text:span text:style-name="T82">muïssement</text:span> voyelle <text:span text:style-name="T68">orig : </text:span><text:span text:style-name="seg.amuissement_5f_voyelle_5f_1_5f_orig">i</text:span>hué<text:span text:style-name="T24">l ; do</text:span><text:span text:style-name="seg.amuissement_5f_voyelle_5f_1_5f_orig"><text:span text:style-name="T57">e</text:span></text:span><text:span text:style-name="T24">mmed</text:span></text:p>
      <text:p text:style-name="P35">A<text:span text:style-name="T82">muïssement</text:span> voyelle <text:span text:style-name="T68">reg : </text:span>é<text:span text:style-name="seg.amuissement_5f_voyelle_5f_1_5f_reg">o</text:span><text:span text:style-name="T1"> </text:span></text:p>
      <text:p text:style-name="P20">Consonne palatalisée : skui<text:span text:style-name="seg.consonne_5f_palatalisée_5f_2_5f_orig">ll</text:span><text:span text:style-name="seg.consonne_5f_palatalisée_5f_2_5f_reg">lh</text:span>et</text:p>
      <text:p text:style-name="P10">Mutation consonantique : <text:span text:style-name="T40">ve</text:span><text:span text:style-name="seg.mutation_5f_consonantique_5f_2_5f_orig"><text:span text:style-name="T40">h</text:span></text:span><text:span text:style-name="seg.mutation_5f_consonantique_5f_2_5f_reg"><text:span text:style-name="T40">f</text:span></text:span><text:span text:style-name="T40">en ;</text:span><text:span text:style-name="seg.mutation_5f_consonantique_5f_2_5f_reg"><text:span text:style-name="T41"> </text:span></text:span></text:p>
      <text:p text:style-name="P18">Voisement : <text:span text:style-name="T1">penao</text:span><text:span text:style-name="seg.voisement_5f_2_5f_orig"><text:span text:style-name="T1">z</text:span></text:span><text:span text:style-name="seg.voisement_5f_2_5f_reg"><text:span text:style-name="T1">s</text:span></text:span><text:span text:style-name="T1"> ; kor</text:span><text:span text:style-name="seg.voisement_5f_2_5f_orig"><text:span text:style-name="T23">v</text:span></text:span><text:span text:style-name="seg.voisement_5f_2_5f_reg"><text:span text:style-name="T23">f</text:span></text:span><text:span text:style-name="T22"> ; </text:span><text:span text:style-name="T1">pe</text:span><text:span text:style-name="seg.voisement_5f_2_5f_orig"><text:span text:style-name="T1">b</text:span></text:span><text:span text:style-name="seg.voisement_5f_2_5f_reg"><text:span text:style-name="T1">p</text:span></text:span><text:span text:style-name="T1"> ; se</text:span><text:span text:style-name="seg.voisement_5f_2_5f_orig"><text:span text:style-name="T13">g</text:span></text:span><text:span text:style-name="seg.voisement_5f_2_5f_reg"><text:span text:style-name="T11">k</text:span></text:span><text:span text:style-name="T1">re</text:span><text:span text:style-name="seg.voisement_5f_2_5f_orig"><text:span text:style-name="T12">d</text:span></text:span><text:span text:style-name="seg.voisement_5f_2_5f_reg"><text:span text:style-name="T8">t</text:span></text:span></text:p>
      <text:p text:style-name="P23"><text:span text:style-name="T58">Nasalisation : spurmant</text:span><text:span text:style-name="seg.monophtongaison_5f_2_5f_orig"><text:span text:style-name="T58">ei</text:span></text:span><text:span text:style-name="seg.monophtongaison_5f_2_5f_reg"><text:span text:style-name="T47">i</text:span></text:span><text:span text:style-name="seg.nasalisation_5f_2_5f_orig"><text:span text:style-name="T58">n</text:span></text:span><text:span text:style-name="seg.nasalisation_5f_2_5f_reg"><text:span text:style-name="T47">ñ</text:span></text:span><text:span text:style-name="T47"> ; ém</text:span><text:span text:style-name="seg.nasalisation_5f_2_5f_orig"><text:span text:style-name="T68">a</text:span></text:span><text:span text:style-name="seg.nasalisation_5f_2_5f_reg"><text:span text:style-name="T44">añ</text:span></text:span><text:span text:style-name="T44"> </text:span><text:span text:style-name="T31">(de préférence, prendre la syllabe entière qui subit la nasalisation) ; </text:span><text:span text:style-name="seg.nasalisation_5f_2_5f_orig"><text:span text:style-name="T10">ea</text:span></text:span><text:span text:style-name="seg.nasalisation_5f_2_5f_orig"><text:span text:style-name="T9">n</text:span></text:span><text:span text:style-name="seg.nasalisation_5f_2_5f_reg"><text:span text:style-name="T10">eñ</text:span></text:span><text:span text:style-name="T10"> </text:span>; diraz<text:span text:style-name="seg.nasalisation_5f_2_5f_orig"><text:span text:style-name="T79">oñ</text:span></text:span><text:span text:style-name="seg.nasalisation_5f_2_5f_reg"><text:span text:style-name="T56">on</text:span></text:span></text:p>
      <text:p text:style-name="P1">&lt;/lg&gt;</text:p>
      <text:p text:style-name="P1">&lt;lg&gt;</text:p>
      <text:p text:style-name="P21">D<text:span text:style-name="T70">iacritique :</text:span></text:p>
      <text:p text:style-name="P15">Signe diacritique : parr<text:span text:style-name="seg.signes_5f_diacritiques_5f_2_5f_orig">é</text:span><text:span text:style-name="seg.signes-diacritiques_5f_2_5f_reg"><text:span text:style-name="T24">e</text:span></text:span>z ; <text:span text:style-name="T67">k</text:span><text:span text:style-name="seg.signes_5f_diacritiques_5f_2_5f_orig">é</text:span><text:span text:style-name="seg.signes-diacritiques_5f_2_5f_reg"><text:span text:style-name="T45">ê</text:span></text:span>r ; <text:span text:style-name="seg.signes_5f_diacritiques_5f_2_5f_orig">è</text:span><text:span text:style-name="seg.signes-diacritiques_5f_2_5f_reg"><text:span text:style-name="T45">e</text:span></text:span>l ; <text:span text:style-name="T67">d</text:span>iav<text:span text:style-name="seg.signes_5f_diacritiques_5f_2_5f_orig">ê</text:span><text:span text:style-name="seg.signes-diacritiques_5f_2_5f_reg"><text:span text:style-name="T43">ae</text:span></text:span>z<text:span text:style-name="T2">e</text:span><text:span text:style-name="T5">i</text:span><text:span text:style-name="T6">n ; pell</text:span><text:span text:style-name="seg.signes_5f_diacritiques_5f_2_5f_orig"><text:span text:style-name="T1">â</text:span></text:span><text:span text:style-name="seg.signes-diacritiques_5f_2_5f_reg"><text:span text:style-name="T14">aa</text:span></text:span><text:span text:style-name="T1">d ; e</text:span><text:span text:style-name="seg.signes_5f_diacritiques_5f_2_5f_orig"><text:span text:style-name="T1">u</text:span></text:span><text:span text:style-name="seg.signes-diacritiques_5f_2_5f_reg"><text:span text:style-name="T19">ü</text:span></text:span><text:span text:style-name="T1">ruz ; </text:span></text:p>
      <text:p text:style-name="P19"><text:span text:style-name="T58">Digramme </text:span><text:span text:style-name="T64">diacritique : gu</text:span><text:span text:style-name="seg.digramme_5f_diacritique_5f_2_5f_orig"><text:span text:style-name="T58">h</text:span></text:span><text:span text:style-name="seg.digramme_5f_diacritique_5f_2_5f_reg">zh</text:span> ; d<text:span text:style-name="seg.digramme_5f_2_5f_orig">e</text:span><text:span text:style-name="seg.digramme_5f_2_5f_reg">eu</text:span>s</text:p>
      <text:p text:style-name="P8">Trigramme diacritique : <text:span text:style-name="seg.trigramme_5f_diacritique_5f_2_5f_orig"><text:span text:style-name="T27">h</text:span></text:span><text:span text:style-name="seg.trigramme_5f_diacritique_5f_2_5f_reg">c’h</text:span>oant</text:p>
      <text:p text:style-name="P14">Lettre ramiste : <text:span text:style-name="T65">arsa</text:span><text:span text:style-name="seg.lettre_5f_ramiste_5f_2_5f_orig">ù</text:span><text:span text:style-name="seg.lettre_5f_ramiste_5f_2_5f_reg">v</text:span><text:span text:style-name="T65">et ; arsa</text:span><text:span text:style-name="seg.lettre_5f_ramiste_5f_2_5f_orig"><text:span text:style-name="T65">u</text:span></text:span><text:span text:style-name="seg.lettre_5f_ramiste_5f_2_5f_reg">v</text:span> ; <text:span text:style-name="T76">g</text:span>el<text:span text:style-name="seg.lettre_5f_ramiste_5f_2_5f_orig">ù</text:span><text:span text:style-name="seg.lettre_5f_ramiste_5f_2_5f_reg"><text:span text:style-name="T75">w</text:span></text:span>enn</text:p>
      <text:p text:style-name="P27">Abréviation par signe spécial : go<text:span text:style-name="abbr.signe_5f_special_5f_2_5f_orig"><text:span text:style-name="T77">u</text:span></text:span><text:span text:style-name="abbr.signe_5f_special_5f_2_5f_reg"><text:span text:style-name="T78">û</text:span></text:span><text:span text:style-name="T50">d ; l</text:span><text:span text:style-name="abbr.signe_5f_special_5f_2_5f_orig"><text:span text:style-name="T77">a</text:span></text:span><text:span text:style-name="abbr.signe_5f_special_5f_2_5f_reg">â</text:span><text:span text:style-name="T50">re</text:span><text:span text:style-name="T53">d</text:span></text:p>
      <text:p text:style-name="P1">&lt;/lg&gt;</text:p>
      <text:p text:style-name="P1">&lt;lg&gt;</text:p>
      <text:p text:style-name="P22">Autre :</text:p>
      <text:p text:style-name="P13">Monophtongaison : d<text:span text:style-name="seg.monophtongaison_5f_2_5f_orig">e</text:span><text:span text:style-name="seg.monophtongaison_5f_2_5f_orig"><text:span text:style-name="T46">i</text:span></text:span><text:span text:style-name="seg.monophtongaison_5f_2_5f_reg"><text:span text:style-name="T47">i</text:span></text:span>n ; ge<text:span text:style-name="seg.monophtongaison_5f_2_5f_orig">ou</text:span><text:span text:style-name="seg.monophtongaison_5f_2_5f_reg"><text:span text:style-name="T74">o</text:span></text:span></text:p>
      <text:p text:style-name="P28"><text:span text:style-name="T58">Diphtongaison : mad</text:span><text:span text:style-name="seg.diphtongaison_5f_2_5f_orig"><text:span text:style-name="T58">eu</text:span></text:span><text:span text:style-name="seg.diphtongaison_5f_2_5f_reg"><text:span text:style-name="T58">où</text:span></text:span><text:span text:style-name="T58"> ; d</text:span><text:span text:style-name="seg.diphtongaison_5f_2_5f_orig"><text:span text:style-name="T69">a</text:span></text:span><text:span text:style-name="seg.diphtongaison_5f_2_5f_reg"><text:span text:style-name="T37">ae</text:span></text:span><text:span text:style-name="T48">r</text:span><text:span text:style-name="seg.diphtongaison_5f_2_5f_orig"><text:span text:style-name="T48">eu</text:span></text:span><text:span text:style-name="seg.diphtongaison_5f_2_5f_reg"><text:span text:style-name="T26">où</text:span></text:span><text:span text:style-name="T26"> </text:span>; g<text:span text:style-name="seg.diphtongaison_5f_2_5f_orig">o</text:span><text:span text:style-name="seg.diphtongaison_5f_2_5f_reg"><text:span text:style-name="T28">w</text:span></text:span>èd ; <text:span text:style-name="T72">t</text:span>añ<text:span text:style-name="seg.diphtongaison_5f_2_5f_orig">o</text:span><text:span text:style-name="seg.diphtongaison_5f_2_5f_reg"><text:span text:style-name="T55">v</text:span></text:span><text:span text:style-name="T1">âd ; si</text:span><text:span text:style-name="seg.diphtongaison_5f_2_5f_orig"><text:span text:style-name="T1">ou</text:span></text:span><text:span text:style-name="seg.diphtongaison_5f_2_5f_reg"><text:span text:style-name="T17">w</text:span></text:span><text:span text:style-name="T1">ah</text:span></text:p>
      <text:p text:style-name="P24"><text:span text:style-name="T1">Métathèse : </text:span><text:span text:style-name="seg.metathese_5f_2_5f_orig"><text:span text:style-name="T1">hu</text:span></text:span><text:span text:style-name="seg.metathese_5f_2_5f_reg"><text:span text:style-name="T16">uh</text:span></text:span><text:span text:style-name="T1">él ; </text:span><text:span text:style-name="seg.metathese_5f_2_5f_orig"><text:span text:style-name="T1">re</text:span></text:span><text:span text:style-name="seg.metathese_5f_2_5f_reg"><text:span text:style-name="T21">er</text:span></text:span><text:span text:style-name="T1">v</text:span><text:span text:style-name="T8">é</text:span></text:p>
      <text:p text:style-name="P23"><text:span text:style-name="T80">Désagglutination : em</text:span><text:span text:style-name="pc.desagglutination_5f_2_5f_orig">-</text:span><text:span text:style-name="pc.desagglutination_5f_2_5f_reg"><text:span text:style-name="T47"> </text:span></text:span><text:span text:style-name="T58">l</text:span><text:span text:style-name="T15">é</text:span><text:span text:style-name="T58">det ; d'é</text:span><text:span text:style-name="pc.desagglutination_5f_2_5f_orig"> </text:span><text:span text:style-name="T58">gilé ; mab</text:span><text:span text:style-name="pc.desagglutination_5f_2_5f_reg"><text:span text:style-name="T58">-</text:span></text:span><text:span text:style-name="T58">dén </text:span></text:p>
      <text:p text:style-name="P12"><text:span text:style-name="T80">Élision</text:span> : <text:span text:style-name="pc.elision_5f_1_5f_reg">‘</text:span>èl ; <text:span text:style-name="pc.elision_5f_1_5f_reg">‘</text:span>a<text:span text:style-name="T67">r ; bet</text:span><text:span text:style-name="pc.elision_5f_1_5f_reg"><text:span text:style-name="T67">’</text:span></text:span><text:span text:style-name="T67"> ; </text:span><text:span text:style-name="pc.elision_5f_1_5f_orig"><text:span text:style-name="T67">‘</text:span></text:span><text:span text:style-name="T67">penn</text:span></text:p>
      <text:p text:style-name="P25"><text:span text:style-name="T73">Correction : </text:span><text:span text:style-name="_5f_3_5f_sic">b</text:span><text:span text:style-name="_5f_3_5f_corr">m</text:span><text:span text:style-name="T73">ou</text:span><text:span text:style-name="T18">é</text:span><text:span text:style-name="T4">h ; abe</text:span><text:span text:style-name="_5f_3_5f_sic">nn</text:span><text:span text:style-name="_5f_3_5f_corr">n</text:span> <text:span text:style-name="T33">(de préférence, accompagner les éléments normalisés d’une note explicative)</text:span></text:p>
      <text:p text:style-name="P16">En cours : <text:span text:style-name="seg.amuissement_5f_consonne_5f_1_5f_reg">H</text:span><text:span text:style-name="seg.en_5f_cours_5f_2_5f_orig"><text:span text:style-name="T67">O</text:span></text:span><text:span text:style-name="seg.en_5f_cours_5f_2_5f_reg">o</text:span>ll <text:span text:style-name="T34">(</text:span><text:span text:style-name="T35">changement</text:span><text:span text:style-name="T34"> sans catégorie induit par l’ajout d’une lettre en reg)</text:span> ; <text:span text:style-name="T54">d</text:span><text:span text:style-name="seg.en_5f_cours_5f_2_5f_orig"><text:span text:style-name="T50">é</text:span></text:span><text:span text:style-name="seg.en_5f_cours_5f_2_5f_reg"><text:span text:style-name="T39">eus</text:span></text:span><text:span text:style-name="T39"> </text:span><text:span text:style-name="T34">(cas sans catégorie attribuée)</text:span><text:span text:style-name="T39"> </text:span>; g<text:span text:style-name="T2">e</text:span>t<text:span text:style-name="seg.en_5f_cours_5f_2_5f_orig">è</text:span><text:span text:style-name="seg.en_5f_cours_5f_2_5f_reg">o</text:span> <text:span text:style-name="T34">(bis)</text:span></text:p>
      <text:p text:style-name="P26"><text:soft-page-break/>Ajout ou suppression d’éléments de ponctuation : <text:span text:style-name="pc.dialogue_5f_1_5f_orig">« </text:span>A<text:span text:style-name="pc.desagglutination_5f_2_5f_reg">-</text:span>rao<text:span text:style-name="seg.voisement_5f_2_5f_orig">g</text:span><text:span text:style-name="seg.voisement_5f_2_5f_reg">k</text:span></text:p>
      <text:p text:style-name="P9">Note de bas de page : a<text:span text:style-name="seg.trigramme_5f_diacritique_5f_2_5f_orig"><text:span text:style-name="T7">h</text:span></text:span><text:span text:style-name="seg.trigramme_5f_diacritique_5f_2_5f_reg"><text:span text:style-name="T1">c’h</text:span></text:span>oel<text:note text:id="ftn1" text:note-class="footnote"><text:note-citation>1</text:note-citation><text:note-body><text:p text:style-name="P31"><text:span text:style-name="T60">a</text:span><text:span text:style-name="T61">h</text:span><text:span text:style-name="T60">oel</text:span><text:span text:style-name="T59">, voi</text:span><text:span text:style-name="T62">r : </text:span><text:span text:style-name="T63">a-</text:span><text:span text:style-name="T29">wael</text:span><text:span text:style-name="T32"> </text:span><text:span text:style-name="T51">(</text:span><text:span text:style-name="T51"><text:bibliography-mark text:identifier="Ernault, 1904" text:bibliography-type="book" text:address="Vannes" text:author="Emile Ernault " text:pages="239" text:publisher="Lafolye" text:title="Dictionnaire breton-français du dialecte de Vannes" text:year="1904">[Ernault, 1904]</text:bibliography-mark></text:span><text:span text:style-name="T51"> p.</text:span><text:span text:style-name="T52">192</text:span><text:span text:style-name="T51">)</text:span></text:p></text:note-body></text:note> ; <text:span text:style-name="T68">erbad</text:span><text:span text:style-name="T68"><text:note text:id="ftn2" text:note-class="footnote"><text:note-citation>2</text:note-citation><text:note-body><text:p text:style-name="P30"><text:span text:style-name="T30">e</text:span><text:span text:style-name="T29">rbad</text:span>, <text:span text:style-name="T36">g</text:span>all. : <text:span text:style-name="T30">d</text:span><text:span text:style-name="T29">éfendu</text:span></text:p></text:note-body></text:note></text:span></text:p>
      <text:p text:style-name="P2">&lt;/lg&gt;</text:p>
      <text:p text:style-name="P33">Lieu de production*</text:p>
      <text:p text:style-name="dateline_5f_4_5f_origDate">Date de production*</text:p>
      <text:p text:style-name="Standard"/>
      <text:p text:style-name="Standard">* peut contenir des éléments normalisé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_5f_3_5f_l" style:display-name="_3_l" style:family="paragraph" style:parent-style-name="Standard" style:master-page-name="">
      <loext:graphic-properties draw:fill="none" draw:fill-color="#cfe7f5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fo:padding="0.15cm" fo:border-left="0.06pt solid #000000" fo:border-right="none" fo:border-top="none" fo:border-bottom="none" style:shadow="none">
        <style:tab-stops>
          <style:tab-stop style:position="16.321cm"/>
        </style:tab-stops>
      </style:paragraph-properties>
      <style:text-properties style:font-name="Futura Lt BT" fo:font-family="'Futura Lt BT'" style:font-family-generic="swiss" style:font-pitch="variable"/>
    </style:style>
    <style:style style:name="dateline_5f_4_5f_origDate" style:display-name="dateline_4_origDate" style:family="paragraph" style:parent-style-name="_5f_3_5f_l" style:master-page-name="">
      <loext:graphic-properties draw:fill="none" draw:fill-color="#fedcc6"/>
      <style:paragraph-properties style:page-number="auto" fo:background-color="transparent" fo:padding-left="0.4cm" fo:padding-right="0.3cm" fo:padding-top="0.15cm" fo:padding-bottom="0.15cm" fo:border-left="0.74pt solid #c7a0cb" fo:border-right="none" fo:border-top="none" fo:border-bottom="none"/>
      <style:text-properties style:font-name="Futura Lt BT" fo:font-family="'Futura Lt BT'" style:font-family-generic="swiss" style:font-pitch="variable" officeooo:rsid="001372af" fo:background-color="#fedcc6"/>
    </style:style>
    <style:style style:name="pb" style:family="paragraph" style:parent-style-name="Text_20_body" style:master-page-name="">
      <style:paragraph-properties fo:margin-left="-1.199cm" fo:margin-right="0cm" fo:text-indent="0cm" style:auto-text-indent="false" style:page-number="auto" style:shadow="none"/>
      <style:text-properties fo:color="#000000" style:font-name="Lucida Sans" fo:font-family="'Lucida Sans'" style:font-style-name="Normal" style:font-family-generic="swiss" style:font-pitch="variable" fo:font-size="12pt" style:text-underline-style="solid" style:text-underline-width="auto" style:text-underline-color="font-color" fo:font-weight="normal" officeooo:rsid="0026ec23" style:font-size-asian="12pt" style:font-size-complex="12pt" style:text-overline-style="solid" style:text-overline-width="auto" style:text-overline-color="font-color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cfe7f5"/>
      <style:paragraph-properties fo:margin-top="0cm" fo:margin-bottom="0cm" loext:contextual-spacing="false" style:page-number="auto" fo:background-color="transparent" fo:padding="0.25cm" fo:border-left="4.99pt solid #ffff00" fo:border-right="none" fo:border-top="none" fo:border-bottom="none" style:shadow="none">
        <style:tab-stops/>
      </style:paragraph-properties>
      <style:text-properties fo:font-variant="small-caps" fo:font-size="12pt" fo:font-weight="normal" style:font-size-asian="115%" style:font-weight-asian="bold" style:font-size-complex="115%" style:font-weight-complex="normal"/>
    </style:style>
    <style:style style:name="_5f_3_5f_head" style:display-name="_3_head" style:family="paragraph" style:parent-style-name="Heading_20_1" style:default-outline-level="" style:list-style-name="">
      <style:paragraph-properties fo:padding="0.25cm" fo:border-left="4.99pt solid #fff685" fo:border-right="none" fo:border-top="none" fo:border-bottom="none"/>
    </style:style>
    <style:style style:name="cit_5f_4_5f_quote" style:display-name="cit_4_quote" style:family="paragraph" style:parent-style-name="Standard">
      <style:paragraph-properties fo:text-align="end" style:justify-single-word="false"/>
      <style:text-properties style:font-name="Futura Lt BT" fo:font-family="'Futura Lt BT'" style:font-family-generic="swiss" style:font-pitch="variable" fo:background-color="#c2e0ae"/>
    </style:style>
    <style:style style:name="cit_5f_4_5f_bibl" style:display-name="cit_4_bibl" style:family="paragraph" style:parent-style-name="Text_20_body">
      <style:paragraph-properties fo:text-align="end" style:justify-single-word="false"/>
      <style:text-properties style:font-name="Futura Lt BT" fo:font-family="'Futura Lt BT'" style:font-family-generic="swiss" style:font-pitch="variable" fo:background-color="#bee3d3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_5f_3_5f_p" style:display-name="_3_p" style:family="paragraph" style:parent-style-name="_5f_3_5f_l">
      <style:paragraph-properties fo:padding-left="0.4cm" fo:padding-right="0.3cm" fo:padding-top="0.15cm" fo:padding-bottom="0.15cm" fo:border-left="0.74pt solid #c7a0cb" fo:border-right="none" fo:border-top="none" fo:border-bottom="none"/>
    </style:style>
    <style:style style:name="dateline_5f_4_5f_origPlace" style:display-name="dateline_4_origPlace" style:family="paragraph" style:parent-style-name="_5f_3_5f_p" style:master-page-name="">
      <style:paragraph-properties style:page-number="auto" fo:padding-left="0.4cm" fo:padding-right="0.3cm" fo:padding-top="0.15cm" fo:padding-bottom="0.15cm" fo:border-left="0.74pt solid #8ccfb7" fo:border-right="none" fo:border-top="none" fo:border-bottom="none"/>
      <style:text-properties fo:background-color="#ffdaa2" style:font-size-asian="10.5pt"/>
    </style:style>
    <style:style style:name="_5f_3_5f_head.main" style:display-name="_3_head.main" style:family="paragraph" style:parent-style-name="_5f_3_5f_head">
      <style:paragraph-properties fo:padding="0.25cm" fo:border-left="4.99pt dashed #fff685" fo:border-right="none" fo:border-top="none" fo:border-bottom="none"/>
    </style:style>
    <style:style style:name="_5f_3_5f_head.sub" style:display-name="_3_head.sub" style:family="paragraph" style:parent-style-name="_5f_3_5f_head.main" style:master-page-name="">
      <style:paragraph-properties style:page-number="auto"/>
      <style:text-properties fo:font-variant="normal" fo:text-transform="none" fo:font-size="10pt" fo:font-style="italic"/>
    </style:style>
    <style:style style:name="seg.nasalisation_5f_2_5f_orig" style:display-name="seg.nasalisation_2_orig" style:family="text">
      <style:text-properties style:use-window-font-color="true" style:text-position="0% 100%" fo:font-size="12pt" fo:font-weight="normal" fo:background-color="#66cc99" style:font-size-asian="10pt" style:font-weight-asian="normal" style:font-size-complex="10pt" style:font-weight-complex="normal" style:text-overline-style="none" style:text-overline-color="#000000"/>
    </style:style>
    <style:style style:name="seg.nasalisation_5f_2_5f_reg" style:display-name="seg.nasalisation_2_reg" style:family="text">
      <style:text-properties fo:color="#66cc99" fo:font-size="12pt" style:text-underline-style="solid" style:text-underline-width="bold" style:text-underline-color="#66cc99" fo:font-weight="normal" fo:background-color="#eeeeee" style:font-size-asian="9pt" style:font-weight-asian="normal" style:font-size-complex="9pt" style:font-weight-complex="normal" loext:shadow="none"/>
    </style:style>
    <style:style style:name="seg.ouverture_5f_voyelle_5f_2_5f_orig" style:display-name="seg.ouverture_voyelle_2_orig" style:family="text">
      <style:text-properties style:use-window-font-color="true" fo:font-size="12pt" fo:language="fr" fo:country="FR" fo:font-style="normal" fo:font-weight="normal" fo:background-color="#cccc99" style:font-size-asian="12pt" style:font-weight-asian="normal" style:font-size-complex="12pt" style:font-weight-complex="normal" loext:shadow="none"/>
    </style:style>
    <style:style style:name="seg.ouverture_5f_voyelle_5f_2_5f_reg" style:display-name="seg.ouverture_voyelle_2_reg" style:family="text">
      <style:text-properties fo:color="#b0b084" fo:font-size="12pt" fo:language="fr" fo:country="FR" fo:font-style="normal" style:text-underline-style="solid" style:text-underline-width="bold" style:text-underline-color="#cccc99" fo:font-weight="normal" fo:background-color="#eeeeee" style:font-size-asian="12pt" style:font-weight-asian="normal" style:font-size-complex="12pt" style:font-weight-complex="normal"/>
    </style:style>
    <style:style style:name="seg.trigramme_5f_diacritique_5f_2_5f_orig" style:display-name="seg.trigramme_diacritique_2_orig" style:family="text">
      <style:text-properties style:use-window-font-color="true" style:text-position="0% 100%" fo:font-size="12pt" fo:font-weight="normal" fo:background-color="#c9f658" style:font-size-asian="12pt" style:font-weight-asian="normal" style:font-size-complex="12pt" style:font-weight-complex="normal" style:text-overline-style="none" style:text-overline-color="#000000"/>
    </style:style>
    <style:style style:name="seg.digramme_5f_diacritique_5f_2_5f_orig" style:display-name="seg.digramme_diacritique_2_orig" style:family="text" style:parent-style-name="seg.trigramme_5f_diacritique_5f_2_5f_orig">
      <style:text-properties style:use-window-font-color="true" style:text-position="0% 100%" style:font-name="Futura Lt BT" fo:font-family="'Futura Lt BT'" style:font-family-generic="swiss" style:font-pitch="variable" fo:font-size="12pt" fo:font-style="normal" fo:font-weight="normal" fo:background-color="#8efd0d" style:font-size-asian="12pt" style:font-style-asian="normal" style:font-weight-asian="normal" style:font-size-complex="12pt" style:font-style-complex="normal" style:font-weight-complex="normal" style:text-overline-style="none" style:text-overline-color="#000000"/>
    </style:style>
    <style:style style:name="seg.diphtongaison_5f_2_5f_reg" style:display-name="seg.diphtongaison_2_reg" style:family="text">
      <style:text-properties fo:color="#9999ff" fo:font-size="12pt" style:text-underline-style="solid" style:text-underline-width="bold" style:text-underline-color="#9999ff" fo:font-weight="normal" fo:background-color="#eeeeee" style:font-size-asian="12pt" style:font-weight-asian="normal" style:font-size-complex="12pt" style:font-weight-complex="normal"/>
    </style:style>
    <style:style style:name="seg.trigramme_5f_diacritique_5f_2_5f_reg" style:display-name="seg.trigramme_diacritique_2_reg" style:family="text" style:parent-style-name="seg.diphtongaison_5f_2_5f_reg">
      <style:text-properties fo:color="#c9f658" fo:font-size="12pt" fo:font-style="normal" style:text-underline-style="solid" style:text-underline-width="bold" style:text-underline-color="#c9f658" fo:font-weight="normal" officeooo:rsid="00c401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seg.digramme_5f_diacritique_5f_2_5f_reg" style:display-name="seg.digramme_diacritique_2_reg" style:family="text" style:parent-style-name="seg.trigramme_5f_diacritique_5f_2_5f_reg">
      <style:text-properties fo:color="#8efd0d" fo:font-size="12pt" fo:font-style="normal" style:text-underline-style="solid" style:text-underline-width="bold" style:text-underline-color="#8efd0d" fo:font-weight="normal" officeooo:rsid="00c401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seg.diphtongaison_5f_2_5f_orig" style:display-name="seg.diphtongaison_2_orig" style:family="text">
      <style:text-properties style:use-window-font-color="true" style:text-position="0% 100%" fo:font-size="12pt" fo:font-style="normal" fo:font-weight="normal" fo:background-color="#9999ff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voisement_5f_2_5f_orig" style:display-name="seg.voisement_2_orig" style:family="text">
      <style:text-properties fo:font-size="12pt" officeooo:rsid="0012d8ef" fo:background-color="#ff1f5a" style:font-size-asian="12pt" style:font-size-complex="12pt"/>
    </style:style>
    <style:style style:name="seg.voisement_5f_2_5f_reg" style:display-name="seg.voisement_2_reg" style:family="text">
      <style:text-properties fo:color="#ff1f5a" fo:font-size="12pt" style:text-underline-style="solid" style:text-underline-type="double" style:text-underline-width="auto" style:text-underline-color="font-color" fo:font-weight="normal" officeooo:rsid="0012d8ef" fo:background-color="#eeeeee" style:font-size-asian="12pt" style:font-weight-asian="normal" style:font-size-complex="12pt" style:font-weight-complex="normal"/>
    </style:style>
    <style:style style:name="seg.signes_5f_diacritiques_5f_2_5f_orig" style:display-name="seg.signes_diacritiques_2_orig" style:family="text">
      <style:text-properties style:use-window-font-color="true" style:text-line-through-style="none" style:text-line-through-type="none" fo:font-size="12pt" fo:font-weight="normal" officeooo:rsid="000ab72a" fo:background-color="#ffc2e9" style:font-size-asian="12pt" style:font-weight-asian="normal" style:font-size-complex="12pt" style:font-weight-complex="normal"/>
    </style:style>
    <style:style style:name="seg.signes-diacritiques_5f_2_5f_reg" style:display-name="seg.signes-diacritiques_2_reg" style:family="text">
      <style:text-properties fo:color="#ebb2d6" style:text-line-through-style="none" style:text-line-through-type="none" fo:font-size="12pt" style:text-underline-style="solid" style:text-underline-width="bold" style:text-underline-color="#ffc2e9" fo:font-weight="normal" fo:background-color="#eeeeee" style:font-size-asian="12pt" style:font-weight-asian="normal" style:font-size-complex="12pt" style:font-weight-complex="normal"/>
    </style:style>
    <style:style style:name="seg.lettre_5f_ramiste_5f_2_5f_orig" style:display-name="seg.lettre_ramiste_2_orig" style:family="text">
      <style:text-properties fo:color="#000000" fo:font-size="12pt" fo:language="fr" fo:country="FR" fo:font-style="normal" fo:font-weight="normal" officeooo:rsid="000ab72a" fo:background-color="#98ccd3" style:font-size-asian="12pt" style:font-weight-asian="normal" style:font-size-complex="12pt" style:font-weight-complex="normal"/>
    </style:style>
    <style:style style:name="seg.lettre_5f_ramiste_5f_2_5f_reg" style:display-name="seg.lettre_ramiste_2_reg" style:family="text">
      <style:text-properties fo:color="#98ccd3" fo:font-size="12pt" fo:language="fr" fo:country="FR" fo:font-style="normal" style:text-underline-style="solid" style:text-underline-width="bold" style:text-underline-color="#98ccd3" fo:font-weight="normal" officeooo:rsid="000d8101" fo:background-color="#eeeeee" style:font-size-asian="12pt" style:font-weight-asian="normal" style:font-size-complex="12pt" style:font-weight-complex="normal"/>
    </style:style>
    <style:style style:name="pc.desagglutination_5f_2_5f_reg" style:display-name="pc.desagglutination_2_reg" style:family="text">
      <style:text-properties fo:background-color="#ffdaa2"/>
    </style:style>
    <style:style style:name="seg.amuissement_5f_consonne_5f_1_5f_reg" style:display-name="seg.amuissement_consonne_1_reg" style:family="text">
      <style:text-properties fo:color="#491d74" style:text-line-through-style="none" style:text-line-through-type="none" fo:font-size="12pt" style:text-underline-style="solid" style:text-underline-width="bold" style:text-underline-color="#491d74" fo:font-weight="normal" officeooo:rsid="002472df" fo:background-color="#dfcce4" style:font-size-asian="12pt" style:font-weight-asian="normal" style:font-size-complex="12pt" style:font-weight-complex="normal"/>
    </style:style>
    <style:style style:name="seg.amuissement_5f_voyelle_5f_1_5f_reg" style:display-name="seg.amuissement_voyelle_1_reg" style:family="text">
      <style:text-properties fo:color="#820f71" style:text-line-through-style="none" style:text-line-through-type="none" style:font-name="Futura Lt BT" fo:font-family="'Futura Lt BT'" style:font-family-generic="swiss" style:font-pitch="variable" fo:font-size="12pt" style:text-underline-style="solid" style:text-underline-width="bold" style:text-underline-color="#820f71" fo:font-weight="normal" officeooo:rsid="002472df" fo:background-color="#dfcce4" style:font-size-asian="12pt" style:font-style-asian="normal" style:font-weight-asian="normal" style:font-size-complex="12pt" style:font-style-complex="normal" style:font-weight-complex="normal"/>
    </style:style>
    <style:style style:name="seg.consonne_5f_palatalisée_5f_2_5f_orig" style:display-name="seg.consonne_palatalisée_2_orig" style:family="text">
      <style:text-properties style:use-window-font-color="true" fo:font-size="12pt" fo:language="fr" fo:country="FR" fo:font-style="normal" fo:font-weight="normal" officeooo:rsid="000ab72a" fo:background-color="#eaaf54" style:font-size-asian="12pt" style:font-weight-asian="normal" style:font-size-complex="12pt" style:font-weight-complex="normal"/>
    </style:style>
    <style:style style:name="seg.consonne_5f_palatalisée_5f_2_5f_reg" style:display-name="seg.consonne_palatalisée_2_reg" style:family="text">
      <style:text-properties fo:color="#eaaf54" fo:font-size="12pt" fo:language="fr" fo:country="FR" fo:font-style="normal" style:text-underline-style="solid" style:text-underline-width="bold" style:text-underline-color="#eaaf54" fo:font-weight="normal" officeooo:rsid="000d8101" fo:background-color="#eeeeee" style:font-size-asian="12pt" style:font-weight-asian="normal" style:font-size-complex="12pt" style:font-weight-complex="normal"/>
    </style:style>
    <style:style style:name="pc.elision_5f_1_5f_reg" style:display-name="pc.elision_1_reg" style:family="text">
      <style:text-properties fo:color="#491d74" style:text-outline="true" fo:font-size="12pt" fo:text-shadow="none" style:text-underline-style="none" fo:font-weight="normal" fo:background-color="transparent" style:font-size-asian="12pt" style:font-weight-asian="normal" style:font-size-complex="12pt" style:font-weight-complex="normal"/>
    </style:style>
    <style:style style:name="seg.monophtongaison_5f_2_5f_orig" style:display-name="seg.monophtongaison_2_orig" style:family="text" style:parent-style-name="seg.diphtongaison_5f_2_5f_orig">
      <style:text-properties style:use-window-font-color="true" style:text-position="0% 100%" fo:font-size="12pt" fo:font-style="normal" fo:font-weight="normal" fo:background-color="#99ffbb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monophtongaison_5f_2_5f_reg" style:display-name="seg.monophtongaison_2_reg" style:family="text" style:parent-style-name="seg.nasalisation_5f_2_5f_reg">
      <style:text-properties fo:color="#8ce3a9" fo:font-size="12pt" style:text-underline-style="solid" style:text-underline-width="bold" style:text-underline-color="#99ffbb" fo:font-weight="normal" fo:background-color="#eeeeee" style:font-size-asian="9pt" style:font-weight-asian="normal" style:font-size-complex="9pt" style:font-weight-complex="normal" loext:shadow="none"/>
    </style:style>
    <style:style style:name="seg.fermeture_5f_voyelle_5f_2_5f_orig" style:display-name="seg.fermeture_voyelle_2_orig" style:family="text" style:parent-style-name="seg.ouverture_5f_voyelle_5f_2_5f_orig">
      <style:text-properties style:use-window-font-color="true" style:font-name="Futura Lt BT" fo:font-family="'Futura Lt BT'" style:font-family-generic="swiss" style:font-pitch="variable" fo:font-size="12pt" fo:language="fr" fo:country="FR" fo:font-style="normal" fo:font-weight="normal" officeooo:rsid="000f0c99" fo:background-color="#ffdaa2" style:font-size-asian="12pt" style:font-weight-asian="normal" style:font-size-complex="12pt" style:font-weight-complex="normal" loext:shadow="none"/>
    </style:style>
    <style:style style:name="seg.fermeture_5f_voyelle_5f_2_5f_reg" style:display-name="seg.fermeture_voyelle_2_reg" style:family="text" style:parent-style-name="seg.ouverture_5f_voyelle_5f_2_5f_reg">
      <style:text-properties fo:color="#fdc578" style:font-name="Futura Lt BT" fo:font-family="'Futura Lt BT'" style:font-family-generic="swiss" style:font-pitch="variable" fo:font-size="12pt" fo:language="fr" fo:country="FR" fo:font-style="normal" style:text-underline-style="solid" style:text-underline-width="bold" style:text-underline-color="#fdc578" fo:font-weight="normal" officeooo:rsid="000f0c99" fo:background-color="#eeeeee" style:font-size-asian="12pt" style:font-weight-asian="normal" style:font-size-complex="12pt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eg.en_5f_cours_5f_2_5f_orig" style:display-name="seg.en_cours_2_orig" style:family="text">
      <style:text-properties fo:color="#000000" fo:font-size="12pt" style:text-underline-style="solid" style:text-underline-width="auto" style:text-underline-color="font-color" fo:font-weight="bold" officeooo:rsid="0006fec8" fo:background-color="#fff200" style:font-size-asian="12pt" style:font-weight-asian="normal" style:font-size-complex="12pt" style:font-weight-complex="normal" style:text-overline-style="solid" style:text-overline-width="bold" style:text-overline-color="font-color"/>
    </style:style>
    <style:style style:name="seg.en_5f_cours_5f_2_5f_reg" style:display-name="seg.en_cours_2_reg" style:family="text">
      <style:text-properties style:use-window-font-color="true" fo:font-size="12pt" fo:font-style="italic" style:text-underline-style="dotted" style:text-underline-width="auto" style:text-underline-color="#000000" fo:font-weight="normal" officeooo:rsid="00096534" fo:background-color="#fff200" style:font-size-asian="12pt" style:font-weight-asian="normal" style:font-size-complex="12pt" style:font-weight-complex="normal" style:text-overline-style="dotted" style:text-overline-width="auto" style:text-overline-color="#000000"/>
    </style:style>
    <style:style style:name="seg.amuissement_5f_consonne_5f_1_5f_orig" style:display-name="seg.amuissement_consonne_1_orig" style:family="text" style:parent-style-name="seg.diphtongaison_5f_2_5f_orig">
      <style:text-properties style:use-window-font-color="true" style:text-position="0% 100%" style:font-name="Futura Lt BT" fo:font-family="'Futura Lt BT'" style:font-family-generic="swiss" style:font-pitch="variable" fo:font-size="12pt" fo:font-style="normal" fo:font-weight="normal" officeooo:rsid="000f0c99" fo:background-color="#491d74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mutation_5f_consonantique_5f_2_5f_orig" style:display-name="seg.mutation_consonantique_2_orig" style:family="text">
      <style:text-properties style:use-window-font-color="true" style:text-line-through-style="none" style:text-line-through-type="none" style:font-name="Futura Lt BT" fo:font-family="'Futura Lt BT'" style:font-family-generic="swiss" style:font-pitch="variable" fo:font-size="12pt" fo:font-weight="normal" officeooo:rsid="000ab72a" fo:background-color="#f59ca6" style:font-size-asian="12pt" style:font-weight-asian="normal" style:font-size-complex="12pt" style:font-weight-complex="normal"/>
    </style:style>
    <style:style style:name="seg.mutation_5f_consonantique_5f_2_5f_reg" style:display-name="seg.mutation_consonantique_2_reg" style:family="text">
      <style:text-properties fo:color="#f59ca6" style:text-line-through-style="none" style:text-line-through-type="none" style:font-name="Futura Lt BT" fo:font-family="'Futura Lt BT'" style:font-family-generic="swiss" style:font-pitch="variable" fo:font-size="12pt" style:text-underline-style="solid" style:text-underline-width="bold" style:text-underline-color="#f59ca6" fo:font-weight="normal" fo:background-color="#eeeeee" style:font-size-asian="12pt" style:font-weight-asian="normal" style:font-size-complex="12pt" style:font-weight-complex="normal"/>
    </style:style>
    <style:style style:name="pc.desagglutination_5f_2_5f_orig" style:display-name="pc.desagglutination_2_orig" style:family="text">
      <style:text-properties style:font-name="Futura Lt BT" fo:font-family="'Futura Lt BT'" style:font-family-generic="swiss" style:font-pitch="variable" style:text-underline-style="solid" style:text-underline-type="double" style:text-underline-width="auto" style:text-underline-color="#c38312" officeooo:rsid="0038171c" style:font-size-asian="10.5pt"/>
    </style:style>
    <style:style style:name="pc.elision_5f_1_5f_orig" style:display-name="pc.elision_1_orig" style:family="text" style:parent-style-name="pc.elision_5f_1_5f_reg">
      <style:text-properties fo:color="#db2d67" style:text-outline="true" fo:font-size="12pt" fo:text-shadow="none" style:text-underline-style="none" fo:font-weight="normal" fo:background-color="transparent" style:font-size-asian="12pt" style:font-weight-asian="normal" style:font-size-complex="12pt" style:font-weight-complex="normal"/>
    </style:style>
    <style:style style:name="seg.amuissement_5f_voyelle_5f_1_5f_orig" style:display-name="seg.amuissement_voyelle_1_orig" style:family="text" style:parent-style-name="seg.amuissement_5f_consonne_5f_1_5f_orig">
      <style:text-properties style:use-window-font-color="true" style:text-position="0% 100%" style:font-name="Futura Lt BT" fo:font-family="'Futura Lt BT'" style:font-family-generic="swiss" style:font-pitch="variable" fo:font-size="12pt" fo:font-style="normal" fo:font-weight="normal" officeooo:rsid="000f0c99" fo:background-color="#820f71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digramme_5f_2_5f_orig" style:display-name="seg.digramme_2_orig" style:family="text" style:parent-style-name="seg.trigramme_5f_diacritique_5f_2_5f_orig">
      <style:text-properties style:use-window-font-color="true" style:text-position="0% 100%" style:font-name="Futura Lt BT" fo:font-family="'Futura Lt BT'" style:font-family-generic="swiss" style:font-pitch="variable" fo:font-size="12pt" fo:font-style="normal" fo:font-weight="normal" fo:background-color="#8efd0d" style:font-size-asian="12pt" style:font-style-asian="normal" style:font-weight-asian="normal" style:font-size-complex="12pt" style:font-style-complex="normal" style:font-weight-complex="normal" style:text-overline-style="none" style:text-overline-color="#000000"/>
    </style:style>
    <style:style style:name="seg.digramme_5f_2_5f_reg" style:display-name="seg.digramme_2_reg" style:family="text" style:parent-style-name="seg.trigramme_5f_diacritique_5f_2_5f_reg">
      <style:text-properties fo:color="#8efd0d" fo:font-size="12pt" fo:font-style="normal" style:text-underline-style="solid" style:text-underline-width="bold" style:text-underline-color="#8efd0d" fo:font-weight="normal" officeooo:rsid="00c401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seg.metathese_5f_2_5f_orig" style:display-name="seg.metathese_2_orig" style:family="text">
      <style:text-properties fo:color="#000000" fo:font-size="12pt" fo:font-style="normal" style:text-underline-style="none" fo:font-weight="normal" officeooo:rsid="005edcb6" fo:background-color="#c69ec1" style:font-size-asian="9pt" style:font-style-asian="normal" style:font-weight-asian="normal" style:font-size-complex="9pt" style:font-style-complex="normal" style:font-weight-complex="normal" loext:shadow="none"/>
    </style:style>
    <style:style style:name="seg.metathese_5f_2_5f_reg" style:display-name="seg.metathese_2_reg" style:family="text">
      <style:text-properties fo:color="#c69ec1" fo:font-size="12pt" fo:font-style="normal" style:text-underline-style="solid" style:text-underline-width="bold" style:text-underline-color="#c69ec1" fo:font-weight="normal" fo:background-color="#eeeeee" style:font-size-asian="9pt" style:font-style-asian="normal" style:font-weight-asian="normal" style:font-size-complex="9pt" style:font-style-complex="normal" style:font-weight-complex="normal" loext:shadow="none"/>
    </style:style>
    <style:style style:name="_5f_3_5f_sic" style:display-name="_3_sic" style:family="text" style:parent-style-name="seg.en_5f_cours_5f_2_5f_orig">
      <style:text-properties fo:color="#000000" style:font-name="Futura Lt BT" fo:font-family="'Futura Lt BT'" style:font-family-generic="swiss" style:font-pitch="variable" fo:font-size="12pt" style:text-underline-style="solid" style:text-underline-width="auto" style:text-underline-color="#ce181e" fo:font-weight="bold" officeooo:rsid="0006fec8" fo:background-color="#fcc79b" style:font-size-asian="12pt" style:font-weight-asian="normal" style:font-size-complex="12pt" style:font-weight-complex="normal" style:text-overline-style="solid" style:text-overline-width="bold" style:text-overline-color="#ce181e"/>
    </style:style>
    <style:style style:name="_5f_3_5f_corr" style:display-name="_3_corr" style:family="text" style:parent-style-name="seg.en_5f_cours_5f_2_5f_reg">
      <style:text-properties style:use-window-font-color="true" style:font-name="Futura Lt BT" fo:font-family="'Futura Lt BT'" style:font-family-generic="swiss" style:font-pitch="variable" fo:font-size="12pt" fo:font-style="italic" style:text-underline-style="dotted" style:text-underline-width="auto" style:text-underline-color="#ce181e" fo:font-weight="normal" officeooo:rsid="00449da5" fo:background-color="#fcc79b" style:font-size-asian="12pt" style:font-weight-asian="normal" style:font-size-complex="12pt" style:font-weight-complex="normal" style:text-overline-style="dotted" style:text-overline-width="auto" style:text-overline-color="#ce181e"/>
    </style:style>
    <style:style style:name="pc.dialogue_5f_1_5f_orig" style:display-name="pc.dialogue_1_orig" style:family="text">
      <style:text-properties fo:color="#ed1c24" style:font-name="Futura Lt BT" fo:font-family="'Futura Lt BT'" style:font-family-generic="swiss" style:font-pitch="variable" style:text-underline-style="wave" style:text-underline-width="auto" style:text-underline-color="font-color" fo:background-color="#eeeeee" style:font-size-asian="10.5pt"/>
    </style:style>
    <style:style style:name="abbr.signe_5f_special_5f_2_5f_orig" style:display-name="abbr.signe_special_2_orig" style:family="text" style:parent-style-name="seg.signes_5f_diacritiques_5f_2_5f_orig">
      <style:text-properties style:use-window-font-color="true" style:text-line-through-style="none" style:text-line-through-type="none" fo:font-size="12pt" fo:font-style="normal" fo:font-weight="normal" officeooo:rsid="000ab72a" fo:background-color="#e3c400" style:font-size-asian="12pt" style:font-style-asian="normal" style:font-weight-asian="normal" style:font-size-complex="12pt" style:font-style-complex="normal" style:font-weight-complex="normal"/>
    </style:style>
    <style:style style:name="abbr.signe_5f_special_5f_2_5f_reg" style:display-name="abbr.signe_special_2_reg" style:family="text" style:parent-style-name="seg.signes-diacritiques_5f_2_5f_reg">
      <style:text-properties fo:color="#e3c400" style:text-line-through-style="none" style:text-line-through-type="none" fo:font-size="12pt" fo:font-style="normal" style:text-underline-style="solid" style:text-underline-width="bold" style:text-underline-color="#e3c400" fo:font-weight="normal" fo:background-color="#eeeeee" style:font-size-asian="12pt" style:font-style-asian="normal" style:font-weight-asian="normal" style:font-size-complex="12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fr" fo:country="FR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2:14:30.838000000</meta:creation-date>
    <dc:date>2019-08-13T19:41:05.287000000</dc:date>
    <meta:editing-duration>PT2H25M57S</meta:editing-duration>
    <meta:editing-cycles>29</meta:editing-cycles>
    <meta:generator>LibreOffice/6.0.6.2$Windows_X86_64 LibreOffice_project/0c292870b25a325b5ed35f6b45599d2ea4458e77</meta:generator>
    <meta:document-statistic meta:table-count="0" meta:image-count="0" meta:object-count="0" meta:page-count="2" meta:paragraph-count="49" meta:word-count="268" meta:character-count="1601" meta:non-whitespace-character-count="1377"/>
  </office:meta>
</office:document-meta>
</file>